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style:font-weight-asian="normal" style:font-name-complex="Calibri1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Calibri" fo:font-size="12pt" fo:font-style="normal" style:text-underline-style="none" fo:font-weight="normal" style:text-blinking="false" fo:background-color="#ffffff" style:font-weight-asian="normal" style:font-name-complex="Calibri1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name-complex="Calibri1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paragraph-rsid="001cd145" style:text-blinking="false" fo:background-color="#ffffff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paragraph-rsid="001efebe" style:text-blinking="false" fo:background-color="#ffffff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a8bd8" officeooo:paragraph-rsid="001a8bd8" style:text-blinking="false" fo:background-color="#ffffff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b3b1c" officeooo:paragraph-rsid="001b3b1c" style:text-blinking="false" fo:background-color="#ffffff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c6f1d" officeooo:paragraph-rsid="001c6f1d" style:text-blinking="false" fo:background-color="#ffffff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efebe" officeooo:paragraph-rsid="001efebe" style:text-blinking="false" fo:background-color="#ffffff"/>
    </style:style>
    <style:style style:name="T1" style:family="text">
      <style:text-properties style:font-name="Calibri" style:text-underline-style="solid" style:text-underline-width="auto" style:text-underline-color="font-color" style:font-name-complex="Calibri1"/>
    </style:style>
    <style:style style:name="T2" style:family="text">
      <style:text-properties officeooo:rsid="001a8bd8"/>
    </style:style>
    <style:style style:name="T3" style:family="text">
      <style:text-properties officeooo:rsid="001b3b1c"/>
    </style:style>
    <style:style style:name="T4" style:family="text">
      <style:text-properties officeooo:rsid="001c6f1d"/>
    </style:style>
    <style:style style:name="T5" style:family="text">
      <style:text-properties officeooo:rsid="001cd145"/>
    </style:style>
    <style:style style:name="T6" style:family="text">
      <style:text-properties officeooo:rsid="0014fbf4"/>
    </style:style>
    <style:style style:name="T7" style:family="text">
      <style:text-properties officeooo:rsid="001716bf"/>
    </style:style>
    <style:style style:name="T8" style:family="text">
      <style:text-properties officeooo:rsid="001ef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ivation zu Open Source Software</text:p>
      <text:p text:style-name="P1"/>
      <text:p text:style-name="P1"><text:span text:style-name="T1">Persönlicher Teil</text:span></text:p>
      <text:p text:style-name="P3"/>
      <text:p text:style-name="P3"/>
      <text:p text:style-name="P6"><text:bookmark text:name="docs-internal-guid-361ec1e1-7fff-e26e-3a37-137fef62bcb8"/>Weshalb haben wir unsere Präsentation open entwickelt?</text:p>
      <text:p text:style-name="P2">- Shared Knowledge<text:tab/>(Teilen wir unsere Recherche-Ergebnisse!)</text:p>
      <text:p text:style-name="P5">- Neues Lernen (Kann man einen Open Source Vortrag machen?)</text:p>
      <text:p text:style-name="P6"/>
      <text:p text:style-name="P7">Welchen Anreiz zur Nutzung haben wir <text:span text:style-name="T2">damit</text:span> erschaffen?</text:p>
      <text:p text:style-name="P7"/>
      <text:p text:style-name="P7"/>
      <text:p text:style-name="P11">Was ist für uns Motivation? </text:p>
      <text:p text:style-name="P11"><text:tab/><text:span text:style-name="T3">Motivation nicht für jeden gleich</text:span></text:p>
      <text:p text:style-name="P11"><text:tab/><text:span text:style-name="T3">Jeder wird anders Motiviert </text:span></text:p>
      <text:p text:style-name="P11"><text:tab/><text:span text:style-name="T3">Geld nicht immer das Haupt-motiv</text:span></text:p>
      <text:p text:style-name="P11"><text:tab/><text:span text:style-name="T3">Das Arbeiten in einer Gruppe</text:span></text:p>
      <text:p text:style-name="P11"><text:tab/><text:span text:style-name="T3">Das erlernen und das fundieren des Wissen ein starker Punkt</text:span></text:p>
      <text:p text:style-name="P11"/>
      <text:p text:style-name="P12">Was ist unser Anreiz an <text:span text:style-name="T4">Entwicklung </text:span>OSS?</text:p>
      <text:p text:style-name="P13"><text:tab/>Das mitbringen von eigener Erfahrung und Wissen </text:p>
      <text:p text:style-name="P13"><text:tab/>Einen eigenen Beitrag dazu zu Leisten</text:p>
      <text:p text:style-name="P13"/>
      <text:p text:style-name="P13">Was ist unser Anreiz OSS zu verwenden?</text:p>
      <text:p text:style-name="P13"><text:tab/>Gratis</text:p>
      <text:p text:style-name="P13"><text:tab/>Es ist frei verwendbar und kann somit fast unbegrenzt gebraucht werden.</text:p>
      <text:p text:style-name="P13"/>
      <text:p text:style-name="P12"/>
      <text:p text:style-name="P12">Was haben wir gelernt/ unsere Erkenntnise?</text:p>
      <text:p text:style-name="P7"><text:tab/><text:span text:style-name="T4">Unterschiedlich der Menschen </text:span></text:p>
      <text:p text:style-name="P7"><text:tab/><text:span text:style-name="T5">Wie einfach es ist ein OSS Projekt zu starten </text:span></text:p>
      <text:p text:style-name="P7"><text:tab/><text:tab/><text:span text:style-name="T5">Jedoch auch tücken mit sich bringt</text:span></text:p>
      <text:p text:style-name="P7"/>
      <text:p text:style-name="P9"><text:tab/>«<text:span text:style-name="T6">Es geht manchmal viel mehr darum sein Wissen und Kenntnisse ins Spiel zu brin <text:s/><text:tab/>gen und mit einem Team etwas auf die Beine zu stellen </text:span><text:span text:style-name="T7">welches funktioniert und <text:tab/>hält.» </text:span><text:span text:style-name="T5">Raphael </text:span></text:p>
      <text:p text:style-name="P9"><text:tab/>«wie einfach es eigentlich ist, selbst ein neues Open Source Projekt zu starten.» <text:tab/><text:span text:style-name="T5">Maurizio </text:span></text:p>
      <text:p text:style-name="P9"/>
      <text:p text:style-name="P14"><text:soft-page-break/>Unsere Präsentation.</text:p>
      <text:p text:style-name="P10"><text:span text:style-name="T8"><text:tab/>Unsere Präsentation war vollständig auf OSS basiert. Wir haben geschaut, dass <text:tab/>jegliche, Bearbeitung etc. Auf OSS basierend ist. Wir haben desweiteren unsere <text:tab/>Präsentation als OSS auf Github gestellt. </text:span></text:p>
      <text:p text:style-name="P10"><text:tab/><text:span text:style-name="T8">Uns hat die Frage intressiert. Wie arbeitet es sich an einem OSS und gibt es vlt je<text:tab/>mand der Mitschreibt? </text:span></text:p>
      <text:p text:style-name="P10"><text:tab/><text:tab/></text:p>
      <text:p text:style-name="P10"><text:tab/><text:tab/><text:span text:style-name="T8">unser Abschliessendes Fazit ist: </text:span></text:p>
      <text:p text:style-name="P10"><text:tab/><text:tab/><text:tab/>-<text:span text:style-name="T8">Es gibt nützliche tools welche man verwenden kann und es gibt für ei<text:tab/><text:tab/><text:tab/>gentlich alles eine OSS alternative. </text:span></text:p>
      <text:p text:style-name="P10"><text:tab/><text:tab/><text:tab/>-<text:span text:style-name="T8">An unserem Vortrag hat bis zum heutigen Stand niemand ausser uns <text:tab/><text:tab/><text:tab/>gearbeitet. Jedoch ist es für jeden zugänglich und unterliegt einer CC- <text:tab/><text:tab/><text:tab/>BY- SA-4.0 License was bedeutet es unterliegt einer OSS License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Kurze Umfrage:</text:p>
      <text:p text:style-name="P7"/>
      <text:p text:style-name="P7">Wie definierst du Persönlich Motivation?</text:p>
      <text:p text:style-name="P7"/>
      <text:p text:style-name="P7">Was motiviert dich am Morgen aufzustehen? </text:p>
      <text:p text:style-name="P7"/>
      <text:p text:style-name="P7">Was motiviert dich an einer Übung zu arbeiten? </text:p>
      <text:p text:style-name="P7"/>
      <text:p text:style-name="P7">Was motiviert dich an deinem Hobby?</text:p>
      <text:p text:style-name="P7"/>
      <text:p text:style-name="P7">Verwendest du Opensource Sachen? Wenn ja welche?</text:p>
      <text:p text:style-name="P7"/>
      <text:p text:style-name="P7">Könntest du dir vorstellen in einer Opensource Firma zu arbeiten?</text:p>
      <text:p text:style-name="P7"/>
      <text:p text:style-name="P7">Würdest du lieber dein Hobby zum Beruf machen oder dein Beruf zu deinem Hobby?</text:p>
      <text:p text:style-name="P7"/>
      <text:p text:style-name="P7"><text:soft-page-break/>Macht es dir Spass zu Programmieren?</text:p>
      <text:p text:style-name="P7"/>
      <text:p text:style-name="P7">Hast du eigene Programmier-Projekte?</text:p>
      <text:p text:style-name="P7"/>
      <text:p text:style-name="P7">Was ist deine Lieblingsfarbe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01T20:43:20.867000000</dc:date>
    <meta:editing-duration>PT37M32S</meta:editing-duration>
    <meta:editing-cycles>14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42" meta:word-count="356" meta:character-count="2320" meta:non-whitespace-character-count="1950"/>
  </office:meta>
</office:document-meta>
</file>